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scv---wirewheel-2019-ahora"/>SCV - WireWheel (2019-ahora)<text:bookmark-end text:name="scv---wirewheel-2019-ahora"/></text:h>
      <text:p text:style-name="First_20_paragraph">Desde el 2019 hasta ahora trabajo para WireWheel, un cliente de Estados Unidos de la consultora SCV. 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2">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3-02-05T22:48:23Z</meta:creation-date>
    <dc:date>2023-02-05T22:48:23Z</dc:date>
    <meta:user-defined meta:name="job" meta:value-type="string">Desarrollador de software</meta:user-defined>
    <meta:user-defined meta:name="messages" meta:value-type="string"/>
  </office:meta>
</office:document-meta>
</file>